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5" style:num-suffix=".">
        <style:list-level-properties text:space-before="0.25in" text:min-label-width="0.25in"/>
      </text:list-level-style-number>
    </text:list-style>
    <text:list-style style:name="L34">
      <text:list-level-style-number text:level="1" text:style-name="Numbering_20_Symbols" style:num-format="1" text:start-value="5"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5"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Text_20_body" style:list-style-name="L60">
      <style:paragraph-properties fo:margin-top="0in" fo:margin-bottom="0in"/>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style>
    <style:style style:name="P72" style:family="paragraph" style:parent-style-name="Text_20_body" style:list-style-name="L66">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P91" style:family="paragraph" style:parent-style-name="Text_20_body" style:list-style-name="L85">
      <style:paragraph-properties fo:margin-top="0in" fo:margin-bottom="0in"/>
    </style:style>
    <style:style style:name="P92" style:family="paragraph" style:parent-style-name="Text_20_body" style:list-style-name="L86">
      <style:paragraph-properties fo:margin-top="0in" fo:margin-bottom="0in"/>
    </style:style>
    <style:style style:name="P93" style:family="paragraph" style:parent-style-name="Text_20_body" style:list-style-name="L87">
      <style:paragraph-properties fo:margin-top="0in" fo:margin-bottom="0in"/>
    </style:style>
    <style:style style:name="P94" style:family="paragraph" style:parent-style-name="Text_20_body" style:list-style-name="L88">
      <style:paragraph-properties fo:margin-top="0in" fo:margin-bottom="0in"/>
    </style:style>
    <style:style style:name="P95" style:family="paragraph" style:parent-style-name="Text_20_body" style:list-style-name="L89">
      <style:paragraph-properties fo:margin-top="0in" fo:margin-bottom="0in"/>
    </style:style>
    <style:style style:name="P96" style:family="paragraph" style:parent-style-name="Text_20_body" style:list-style-name="L9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 1 2 3 9</text:p>
        </text:list-item>
        <text:list-item>
          <text:p text:style-name="P35">When to leave work 1 2 3 9</text:p>
        </text:list-item>
        <text:list-item>
          <text:p text:style-name="P35">When to take a one day paid leave 1 2 3 9</text:p>
        </text:list-item>
        <text:list-item>
          <text:p text:style-name="P35">Which tasks to fulfill 1 2 3 9</text:p>
        </text:list-item>
        <text:list-item>
          <text:p text:style-name="P35">When to slow the pace of work 1 2 3 9</text:p>
        </text:list-item>
        <text:list-item>
          <text:p text:style-name="P35">When to take a summer leave 1 2 3 9</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35]</text:p>
        </text:list-item>
        <text:list-item>
          <text:p text:style-name="P36">Manager of ordinary workers [go to question 35]</text:p>
        </text:list-item>
        <text:list-item>
          <text:p text:style-name="P36">Ordinary worker [go to question 36]</text:p>
        </text:list-item>
        <text:list-item>
          <text:p text:style-name="P36">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40">
        <text:list-item>
          <text:p text:style-name="P40">Yes</text:p>
        </text:list-item>
        <text:list-item>
          <text:p text:style-name="P40">No</text:p>
        </text:list-item>
      </text:list>
      <text:h text:style-name="Heading_20_2" text:outline-level="2">Have you been dismissed from a job since 2008?</text:h>
      <text:list text:style-name="L41">
        <text:list-item>
          <text:p text:style-name="P41">Yes</text:p>
        </text:list-item>
        <text:list-item>
          <text:p text:style-name="P41">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2">
        <text:list-item>
          <text:p text:style-name="P42">I got a compensation or financial assistance form the employer 2 .Took up petty trade</text:p>
        </text:list-item>
        <text:list-item>
          <text:p text:style-name="P42">Got assistance from the state or local authorities</text:p>
        </text:list-item>
        <text:list-item>
          <text:p text:style-name="P42">Did occasional jobs</text:p>
        </text:list-item>
        <text:list-item>
          <text:p text:style-name="P42">Made some goods for sale</text:p>
        </text:list-item>
        <text:list-item>
          <text:p text:style-name="P42">Lived off my savings</text:p>
        </text:list-item>
        <text:list-item>
          <text:p text:style-name="P42">Got material assistance from my friends or relatives</text:p>
        </text:list-item>
        <text:list-item>
          <text:p text:style-name="P42">Lived off my land plot</text:p>
        </text:list-item>
        <text:list-item>
          <text:p text:style-name="P42">Other</text:p>
        </text:list-item>
      </text:list>
      <text:h text:style-name="Heading_20_2" text:outline-level="2">Is there a trade-union organization at your enterprise?</text:h>
      <text:list text:style-name="L43">
        <text:list-item>
          <text:p text:style-name="P43">Yes</text:p>
        </text:list-item>
        <text:list-item>
          <text:p text:style-name="P43">No</text:p>
        </text:list-item>
      </text:list>
      <text:h text:style-name="Heading_20_2" text:outline-level="2">Are you a member of a trade union?</text:h>
      <text:list text:style-name="L44">
        <text:list-item>
          <text:p text:style-name="P44">Yes</text:p>
        </text:list-item>
        <text:list-item>
          <text:p text:style-name="P44">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5">
        <text:list-item>
          <text:p text:style-name="P45">Trade-unions are important for the defending the interests of the employees</text:p>
        </text:list-item>
        <text:list-item>
          <text:p text:style-name="P45">Trade-unions are important if they work as partners with the employers</text:p>
        </text:list-item>
        <text:list-item>
          <text:p text:style-name="P45">Trade-unions should influence only to issues of work-conditions, but not wages</text:p>
        </text:list-item>
        <text:list-item>
          <text:p text:style-name="P45">Trade-unions are just tools in the hands of the management</text:p>
        </text:list-item>
        <text:list-item>
          <text:p text:style-name="P45">Trade-unions are not necessary in the modern world</text:p>
        </text:list-item>
        <text:list-item>
          <text:p text:style-name="P45">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6">
        <text:list-item>
          <text:p text:style-name="P46">Single</text:p>
        </text:list-item>
        <text:list-item>
          <text:p text:style-name="P46">Married</text:p>
        </text:list-item>
        <text:list-item>
          <text:p text:style-name="P46">Married by live separately</text:p>
        </text:list-item>
        <text:list-item>
          <text:p text:style-name="P46">Lived in an unregistered union</text:p>
        </text:list-item>
        <text:list-item>
          <text:p text:style-name="P46">Divorced</text:p>
        </text:list-item>
        <text:list-item>
          <text:p text:style-name="P46">Widowed</text:p>
        </text:list-item>
        <text:list-item>
          <text:p text:style-name="P46">Do not want to answer</text:p>
        </text:list-item>
        <text:list-item>
          <text:p text:style-name="P46">Other (What it might be??)</text:p>
        </text:list-item>
      </text:list>
      <text:h text:style-name="Heading_20_2" text:outline-level="2">Do you have children?</text:h>
      <text:list text:style-name="L47">
        <text:list-item>
          <text:p text:style-name="P47">Yes [go to question 48]</text:p>
        </text:list-item>
        <text:list-item>
          <text:p text:style-name="P47">No [go to question 49]</text:p>
        </text:list-item>
      </text:list>
      <text:h text:style-name="Heading_20_2" text:outline-level="2">How many children do you have?</text:h>
      <text:list text:style-name="L48">
        <text:list-item>
          <text:p text:style-name="P48">One</text:p>
        </text:list-item>
        <text:list-item>
          <text:p text:style-name="P48">Two</text:p>
        </text:list-item>
        <text:list-item>
          <text:p text:style-name="P48">Three</text:p>
        </text:list-item>
        <text:list-item>
          <text:p text:style-name="P48">Four</text:p>
        </text:list-item>
        <text:list-item>
          <text:p text:style-name="P48">More than four</text:p>
        </text:list-item>
      </text:list>
      <text:h text:style-name="Heading_20_2" text:outline-level="2">How many children do you have under age 18?</text:h>
      <text:list text:style-name="L49">
        <text:list-item>
          <text:p text:style-name="P49">One</text:p>
        </text:list-item>
        <text:list-item>
          <text:p text:style-name="P49">Two</text:p>
        </text:list-item>
        <text:list-item>
          <text:p text:style-name="P49">Three</text:p>
        </text:list-item>
        <text:list-item>
          <text:p text:style-name="P49">Four</text:p>
        </text:list-item>
        <text:list-item>
          <text:p text:style-name="P49">More than four</text:p>
        </text:list-item>
      </text:list>
      <text:h text:style-name="Heading_20_2" text:outline-level="2">How many members of your family lives under the same roof with you?</text:h>
      <text:list text:style-name="L50">
        <text:list-item>
          <text:p text:style-name="P50">___ persons</text:p>
        </text:list-item>
      </text:list>
      <text:h text:style-name="Heading_20_2" text:outline-level="2">How often do you spend time on the following pastimes? Do it every day, every week, every month, three to six times a year, less frequently, never.</text:h>
      <text:list text:style-name="L51">
        <text:list-item>
          <text:p text:style-name="P51">Going to a concert or theater</text:p>
        </text:list-item>
        <text:list-item>
          <text:p text:style-name="P51">Going to libraries</text:p>
        </text:list-item>
        <text:list-item>
          <text:p text:style-name="P51">Going to a restaurants, café, bar, pub</text:p>
        </text:list-item>
        <text:list-item>
          <text:p text:style-name="P51">Visiting friends, receiving guests</text:p>
        </text:list-item>
        <text:list-item>
          <text:p text:style-name="P51">Going to the cinema</text:p>
        </text:list-item>
        <text:list-item>
          <text:p text:style-name="P51">Taking up sports, training</text:p>
        </text:list-item>
        <text:list-item>
          <text:p text:style-name="P51">Drinking in the company of friends</text:p>
        </text:list-item>
        <text:list-item>
          <text:p text:style-name="P51">Spending time in outdoors</text:p>
        </text:list-item>
        <text:list-item>
          <text:p text:style-name="P51">spending time at social media</text:p>
        </text:list-item>
        <text:list-item>
          <text:p text:style-name="P51">playing computer games</text:p>
        </text:list-item>
      </text:list>
      <text:h text:style-name="Heading_20_1" text:outline-level="1">Well-being</text:h>
      <text:p text:style-name="First_20_paragraph"><text:span text:style-name="T144">We</text:span><text:span text:style-name="T145"> </text:span><text:span text:style-name="T146">understand</text:span><text:span text:style-name="T147"> </text:span><text:span text:style-name="T148">that</text:span><text:span text:style-name="T149"> </text:span><text:span text:style-name="T150">there</text:span><text:span text:style-name="T151"> </text:span><text:span text:style-name="T152">are</text:span><text:span text:style-name="T153"> </text:span><text:span text:style-name="T154">many</text:span><text:span text:style-name="T155"> </text:span><text:span text:style-name="T156">reasons</text:span><text:span text:style-name="T157"> </text:span><text:span text:style-name="T158">why</text:span><text:span text:style-name="T159"> </text:span><text:span text:style-name="T160">people</text:span><text:span text:style-name="T161"> </text:span><text:span text:style-name="T162">are</text:span><text:span text:style-name="T163"> </text:span><text:span text:style-name="T164">not</text:span><text:span text:style-name="T165"> </text:span><text:span text:style-name="T166">inclined</text:span><text:span text:style-name="T167"> </text:span><text:span text:style-name="T168">to</text:span><text:span text:style-name="T169"> </text:span><text:span text:style-name="T170">discuss</text:span><text:span text:style-name="T171"> </text:span><text:span text:style-name="T172">their</text:span><text:span text:style-name="T173"> </text:span><text:span text:style-name="T174">income</text:span><text:span text:style-name="T175"> </text:span><text:span text:style-name="T176">or</text:span><text:span text:style-name="T177"> </text:span><text:span text:style-name="T178">expenses.</text:span><text:span text:style-name="T179"> </text:span><text:span text:style-name="T180">On</text:span><text:span text:style-name="T181"> </text:span><text:span text:style-name="T182">the</text:span><text:span text:style-name="T183"> </text:span><text:span text:style-name="T184">other</text:span><text:span text:style-name="T185"> </text:span><text:span text:style-name="T186">hand,</text:span><text:span text:style-name="T187"> </text:span><text:span text:style-name="T188">as</text:span><text:span text:style-name="T189"> </text:span><text:span text:style-name="T190">you</text:span><text:span text:style-name="T191"> </text:span><text:span text:style-name="T192">realize,</text:span><text:span text:style-name="T193"> </text:span><text:span text:style-name="T194">we</text:span><text:span text:style-name="T195"> </text:span><text:span text:style-name="T196">cannot</text:span><text:span text:style-name="T197"> </text:span><text:span text:style-name="T198">bypass</text:span><text:span text:style-name="T199"> </text:span><text:span text:style-name="T200">this</text:span><text:span text:style-name="T201"> </text:span><text:span text:style-name="T202">issue.</text:span><text:span text:style-name="T203"> </text:span><text:span text:style-name="T204">It</text:span><text:span text:style-name="T205"> </text:span><text:span text:style-name="T206">is</text:span><text:span text:style-name="T207"> </text:span><text:span text:style-name="T208">too</text:span><text:span text:style-name="T209"> </text:span><text:span text:style-name="T210">important</text:span><text:span text:style-name="T211"> </text:span><text:span text:style-name="T212">for</text:span><text:span text:style-name="T213"> </text:span><text:span text:style-name="T214">our</text:span><text:span text:style-name="T215"> </text:span><text:span text:style-name="T216">society</text:span><text:span text:style-name="T217"> </text:span><text:span text:style-name="T218">at</text:span><text:span text:style-name="T219"> </text:span><text:span text:style-name="T220">present.</text:span><text:span text:style-name="T221"> </text:span><text:span text:style-name="T222">We</text:span><text:span text:style-name="T223"> </text:span><text:span text:style-name="T224">count</text:span><text:span text:style-name="T225"> </text:span><text:span text:style-name="T226">on</text:span><text:span text:style-name="T227"> </text:span><text:span text:style-name="T228">you</text:span><text:span text:style-name="T229"> </text:span><text:span text:style-name="T230">being</text:span><text:span text:style-name="T231"> </text:span><text:span text:style-name="T232">open</text:span><text:span text:style-name="T233"> </text:span><text:span text:style-name="T234">and</text:span><text:span text:style-name="T235"> </text:span><text:span text:style-name="T236">guarantee</text:span><text:span text:style-name="T237"> </text:span><text:span text:style-name="T238">that</text:span><text:span text:style-name="T239"> </text:span><text:span text:style-name="T240">the</text:span><text:span text:style-name="T241"> </text:span><text:span text:style-name="T242">data</text:span><text:span text:style-name="T243"> </text:span><text:span text:style-name="T244">are</text:span><text:span text:style-name="T245"> </text:span><text:span text:style-name="T246">anonymous.</text:span><text:span text:style-name="T247"> </text:span><text:span text:style-name="T248">Neither</text:span><text:span text:style-name="T249"> </text:span><text:span text:style-name="T250">your</text:span><text:span text:style-name="T251"> </text:span><text:span text:style-name="T252">name,</text:span><text:span text:style-name="T253"> </text:span><text:span text:style-name="T254">nor</text:span><text:span text:style-name="T255"> </text:span><text:span text:style-name="T256">your</text:span><text:span text:style-name="T257"> </text:span><text:span text:style-name="T258">address</text:span><text:span text:style-name="T259"> </text:span><text:span text:style-name="T260">will</text:span><text:span text:style-name="T261"> </text:span><text:span text:style-name="T262">never</text:span><text:span text:style-name="T263"> </text:span><text:span text:style-name="T264">and</text:span><text:span text:style-name="T265"> </text:span><text:span text:style-name="T266">nowhere</text:span><text:span text:style-name="T267"> </text:span><text:span text:style-name="T268">be</text:span><text:span text:style-name="T269"> </text:span><text:span text:style-name="T270">mentioned</text:span><text:span text:style-name="T271"> </text:span><text:span text:style-name="T272">in</text:span><text:span text:style-name="T273"> </text:span><text:span text:style-name="T274">relation</text:span><text:span text:style-name="T275"> </text:span><text:span text:style-name="T276">to</text:span><text:span text:style-name="T277"> </text:span><text:span text:style-name="T278">the</text:span><text:span text:style-name="T279"> </text:span><text:span text:style-name="T280">issue</text:span><text:span text:style-name="T281"> </text:span><text:span text:style-name="T282">of</text:span><text:span text:style-name="T283"> </text:span><text:span text:style-name="T284">well-being</text:span><text:span text:style-name="T285"> </text:span><text:span text:style-name="T286">or</text:span><text:span text:style-name="T287"> </text:span><text:span text:style-name="T288">income.</text:span><text:span text:style-name="T289"> </text:span><text:span text:style-name="T290">–</text:span><text:span text:style-name="T291"> </text:span><text:span text:style-name="T292">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3">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52">
        <text:list-item>
          <text:p text:style-name="P52">Individual piece rate</text:p>
        </text:list-item>
        <text:list-item>
          <text:p text:style-name="P52">Collective piece rate</text:p>
        </text:list-item>
        <text:list-item>
          <text:p text:style-name="P52">Time wage</text:p>
        </text:list-item>
        <text:list-item>
          <text:p text:style-name="P52">Fixed salary</text:p>
        </text:list-item>
        <text:list-item>
          <text:p text:style-name="P52">Pay depends on sales or profits/commission</text:p>
        </text:list-item>
        <text:list-item>
          <text:p text:style-name="P52">other</text:p>
        </text:list-item>
      </text:list>
      <text:h text:style-name="Heading_20_2" text:outline-level="2">How often did you get bonus in the 12 months?</text:h>
      <text:list text:style-name="L53">
        <text:list-item>
          <text:p text:style-name="P53">____ n of times</text:p>
        </text:list-item>
      </text:list>
      <text:h text:style-name="Heading_20_2" text:outline-level="2">On what does the bonus depend on?</text:h>
      <text:list text:style-name="L54">
        <text:list-item>
          <text:p text:style-name="P54">How well I personally work</text:p>
        </text:list-item>
        <text:list-item>
          <text:p text:style-name="P54">How well our work collective works</text:p>
        </text:list-item>
        <text:list-item>
          <text:p text:style-name="P54">The profitability of the enterprise</text:p>
        </text:list-item>
        <text:list-item>
          <text:p text:style-name="P54">Attitude of the management</text:p>
        </text:list-item>
        <text:list-item>
          <text:p text:style-name="P54">It is a fixed part of the payment</text:p>
        </text:list-item>
        <text:list-item>
          <text:p text:style-name="P54">Not relevant</text:p>
        </text:list-item>
        <text:list-item>
          <text:p text:style-name="P54">Don't know</text:p>
        </text:list-item>
      </text:list>
      <text:h text:style-name="Heading_20_2" text:outline-level="2">What is your aggregate monthly income including income from all sources? Put it in rubles.</text:h>
      <text:list text:style-name="L55">
        <text:list-item>
          <text:p text:style-name="P55">____ rubles</text:p>
        </text:list-item>
      </text:list>
      <text:h text:style-name="Heading_20_2" text:outline-level="2">What is your family’s aggregate monthly income from all sources? Put it in rubles.</text:h>
      <text:list text:style-name="L56">
        <text:list-item>
          <text:p text:style-name="P56">_____ rubles</text:p>
        </text:list-item>
      </text:list>
      <text:h text:style-name="Heading_20_2" text:outline-level="2">What kind of state benefits or allowances do you get?</text:h>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57">
        <text:list-item>
          <text:p text:style-name="P57">Unemployment benefits<text:line-break/></text:p>
        </text:list-item>
        <text:list-item>
          <text:p text:style-name="P57">Children support subsidy</text:p>
        </text:list-item>
        <text:list-item>
          <text:p text:style-name="P57">Communal payment rebate</text:p>
        </text:list-item>
        <text:list-item>
          <text:p text:style-name="P57">Allowance for the handicapped</text:p>
        </text:list-item>
        <text:list-item>
          <text:p text:style-name="P57">Pensions</text:p>
        </text:list-item>
        <text:list-item>
          <text:p text:style-name="P57">Free medication</text:p>
        </text:list-item>
        <text:list-item>
          <text:p text:style-name="P57">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8">
        <text:list-item>
          <text:p text:style-name="P58">We cannot make ends meet. There is not enough money even for food 1</text:p>
        </text:list-item>
        <text:list-item>
          <text:p text:style-name="P58">We have money only for food, the purchase of clothes is a problem 2</text:p>
        </text:list-item>
        <text:list-item>
          <text:p text:style-name="P58">We are able to buy food. We can also buy clothes, if we stick to cheap kind. However, we have a problem when there is a need to buy durables such as a TV set or a refrigerator 3</text:p>
        </text:list-item>
        <text:list-item>
          <text:p text:style-name="P58">We have enough money for food. We can also buy good expensive clothes. If we save money, we can buy durables, but things that are really expensive such as a summer cottage or a car are beyond our means 4</text:p>
        </text:list-item>
        <text:list-item>
          <text:p text:style-name="P58">We can buy durables without any problems. If we save, we can buy an Inexpensive car or a modest summer home. However we do not have a chance to go for really expensive things such as a n apartment or a modern house. 5</text:p>
        </text:list-item>
        <text:list-item>
          <text:p text:style-name="P58">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9">
        <text:list-item>
          <text:p text:style-name="P59">Significantly improved 5 4.Improved 4</text:p>
        </text:list-item>
        <text:list-item>
          <text:p text:style-name="P59">Did not change 3</text:p>
        </text:list-item>
        <text:list-item>
          <text:p text:style-name="P59">Worsened 2</text:p>
        </text:list-item>
        <text:list-item>
          <text:p text:style-name="P59">Significantly worsened 1</text:p>
        </text:list-item>
        <text:list-item>
          <text:p text:style-name="P59">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60">Significantly improve <text:s text:c="3"/>5</text:p>
      <text:p text:style-name="P61">Somewhat improve <text:s text:c="3"/>4</text:p>
      <text:p text:style-name="P62">Will not change <text:s text:c="3"/>3</text:p>
      <text:p text:style-name="P63">Somewhat worsen <text:s text:c="3"/>2</text:p>
      <text:p text:style-name="P64">Significantly worsen <text:s text:c="3"/>1</text:p>
      <text:p text:style-name="P65">Hard to say <text:s text:c="3"/>9</text:p>
      <text:h text:style-name="Heading_20_2" text:outline-level="2">What are home conditions at the place where you are living permanently? Choose one option of the listed below.</text:h>
      <text:list text:style-name="L60">
        <text:list-item>
          <text:p text:style-name="P66">One’s own house</text:p>
        </text:list-item>
        <text:list-item>
          <text:p text:style-name="P66">A single room apartment 2</text:p>
        </text:list-item>
        <text:list-item>
          <text:p text:style-name="P66">A two room apartment 3</text:p>
        </text:list-item>
        <text:list-item>
          <text:p text:style-name="P66">A three room apartment 4</text:p>
        </text:list-item>
        <text:list-item>
          <text:p text:style-name="P66">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61">
        <text:list-item>
          <text:p text:style-name="P67">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6">scal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Table_20_Heading">daily</text:p>
            </table:table-cell>
            <table:table-cell table:style-name="Table13.A1" office:value-type="string">
              <text:p text:style-name="Table_20_Heading">few times a week</text:p>
            </table:table-cell>
            <table:table-cell table:style-name="Table13.A1" office:value-type="string">
              <text:p text:style-name="Table_20_Heading">weekly</text:p>
            </table:table-cell>
            <table:table-cell table:style-name="Table13.A1" office:value-type="string">
              <text:p text:style-name="Table_20_Heading">monthly</text:p>
            </table:table-cell>
            <table:table-cell table:style-name="Table13.A1" office:value-type="string">
              <text:p text:style-name="Table_20_Heading">not at all</text:p>
            </table:table-cell>
            <table:table-cell table:style-name="Table13.A1" office:value-type="string">
              <text:p text:style-name="Table_20_Heading">not applicaple</text:p>
            </table:table-cell>
          </table:table-row>
        </table:table-header-rows>
        <table:table-row>
          <table:table-cell table:style-name="Table13.A1" office:value-type="string">
            <text:p text:style-name="Table_20_Contents">5</text:p>
          </table:table-cell>
          <table:table-cell table:style-name="Table13.A1" office:value-type="string">
            <text:p text:style-name="Table_20_Contents">4</text:p>
          </table:table-cell>
          <table:table-cell table:style-name="Table13.A1" office:value-type="string">
            <text:p text:style-name="Table_20_Contents">3</text:p>
          </table:table-cell>
          <table:table-cell table:style-name="Table13.A1" office:value-type="string">
            <text:p text:style-name="Table_20_Contents">2</text:p>
          </table:table-cell>
          <table:table-cell table:style-name="Table13.A1" office:value-type="string">
            <text:p text:style-name="Table_20_Contents">1</text:p>
          </table:table-cell>
          <table:table-cell table:style-name="Table13.A1" office:value-type="string">
            <text:p text:style-name="Table_20_Contents">9</text:p>
          </table:table-cell>
        </table:table-row>
      </table:table>
      <text:list text:style-name="L62">
        <text:list-item>
          <text:p text:style-name="P68">facebook</text:p>
        </text:list-item>
        <text:list-item>
          <text:p text:style-name="P68">vkontakte</text:p>
        </text:list-item>
        <text:list-item>
          <text:p text:style-name="P68">twitter</text:p>
        </text:list-item>
        <text:list-item>
          <text:p text:style-name="P68">live journal</text:p>
        </text:list-item>
      </text:list>
      <text:h text:style-name="Heading_20_2" text:outline-level="2">What do you use your smart phone for? Apart from</text:h>
      <text:list text:style-name="L63">
        <text:list-item>
          <text:p text:style-name="P69">taking photo</text:p>
        </text:list-item>
        <text:list-item>
          <text:p text:style-name="P69">listen to music</text:p>
        </text:list-item>
        <text:list-item>
          <text:p text:style-name="P69">watch movies</text:p>
        </text:list-item>
        <text:list-item>
          <text:p text:style-name="P69">reading books</text:p>
        </text:list-item>
        <text:list-item>
          <text:p text:style-name="P69">sending messages</text:p>
        </text:list-item>
        <text:list-item>
          <text:p text:style-name="P69">facebooking</text:p>
        </text:list-item>
        <text:list-item>
          <text:p text:style-name="P69">make phone calls</text:p>
        </text:list-item>
        <text:list-item>
          <text:p text:style-name="P69">using it as a navigator</text:p>
        </text:list-item>
        <text:list-item>
          <text:p text:style-name="P69">as a</text:p>
        </text:list-item>
      </text:list>
      <text:h text:style-name="Heading_20_2" text:outline-level="2">What is your primary device to access internet</text:h>
      <text:list text:style-name="L64">
        <text:list-item>
          <text:p text:style-name="P70">desktop computer</text:p>
        </text:list-item>
        <text:list-item>
          <text:p text:style-name="P70">laptop computer</text:p>
        </text:list-item>
        <text:list-item>
          <text:p text:style-name="P70">smartphone</text:p>
        </text:list-item>
        <text:list-item>
          <text:p text:style-name="P70">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65">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6">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7">
        <text:list-item>
          <text:p text:style-name="P73">Newspapers became too expensive 1</text:p>
        </text:list-item>
        <text:list-item>
          <text:p text:style-name="P73">Things they write about are not interesting for me 2</text:p>
        </text:list-item>
        <text:list-item>
          <text:p text:style-name="P73">TV is enough for me 3</text:p>
        </text:list-item>
        <text:list-item>
          <text:p text:style-name="P73">Radio is enough for me 4</text:p>
        </text:list-item>
        <text:list-item>
          <text:p text:style-name="P73">Internet is enough for me 5</text:p>
        </text:list-item>
        <text:list-item>
          <text:p text:style-name="P73">Free-distributed press is enough for me 6</text:p>
        </text:list-item>
        <text:list-item>
          <text:p text:style-name="P73">Weeklies or monthlies are enough for me 7</text:p>
        </text:list-item>
        <text:list-item>
          <text:p text:style-name="P73">Newspapers are badly delivered 8</text:p>
        </text:list-item>
        <text:list-item>
          <text:p text:style-name="P73">Newspapers are stolen from my post box 9</text:p>
        </text:list-item>
        <text:list-item>
          <text:p text:style-name="P73">I have not time for this 10</text:p>
        </text:list-item>
        <text:list-item>
          <text:p text:style-name="P73">They do not have information that I need 11</text:p>
        </text:list-item>
        <text:list-item>
          <text:p text:style-name="P73">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7">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8">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68">
        <text:list-item>
          <text:p text:style-name="P74">Signed a petition or an address</text:p>
        </text:list-item>
        <text:list-item>
          <text:p text:style-name="P74">Participated in congresses or conferences of public organizations</text:p>
        </text:list-item>
        <text:list-item>
          <text:p text:style-name="P74">Took part in strikes</text:p>
        </text:list-item>
        <text:list-item>
          <text:p text:style-name="P74">Participated in demonstrations or marches of protest</text:p>
        </text:list-item>
        <text:list-item>
          <text:p text:style-name="P74">Took part in rallies</text:p>
        </text:list-item>
        <text:list-item>
          <text:p text:style-name="P74">Wrote a letter to a newspaper</text:p>
        </text:list-item>
        <text:list-item>
          <text:p text:style-name="P74">Took part in an electoral campaign in the team of a candidate</text:p>
        </text:list-item>
        <text:list-item>
          <text:p text:style-name="P74">Voted in local elections</text:p>
        </text:list-item>
      </text:list>
      <text:h text:style-name="Heading_20_2" text:outline-level="2">Are you a member of a party or a social movement?</text:h>
      <text:list text:style-name="L69">
        <text:list-item>
          <text:p text:style-name="P75">Yes 1 [go to question 82]</text:p>
        </text:list-item>
        <text:list-item>
          <text:p text:style-name="P75">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9">scale:</text:spa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Participate</text:p>
            </table:table-cell>
            <table:table-cell table:style-name="Table15.A1" office:value-type="string">
              <text:p text:style-name="Table_20_Heading">Formally belong, but do not participate</text:p>
            </table:table-cell>
            <table:table-cell table:style-name="Table15.A1" office:value-type="string">
              <text:p text:style-name="Table_20_Heading">Do not belong, and do not participat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Fully trust</text:p>
            </table:table-cell>
            <table:table-cell table:style-name="Table16.A1" office:value-type="string">
              <text:p text:style-name="Table_20_Heading">Mainly trust</text:p>
            </table:table-cell>
            <table:table-cell table:style-name="Table16.A1" office:value-type="string">
              <text:p text:style-name="Table_20_Heading">Partially</text:p>
            </table:table-cell>
            <table:table-cell table:style-name="Table16.A1" office:value-type="string">
              <text:p text:style-name="Table_20_Heading">Mainly distrust</text:p>
            </table:table-cell>
            <table:table-cell table:style-name="Table16.A1" office:value-type="string">
              <text:p text:style-name="Table_20_Heading">Completely distrust</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5</text:p>
          </table:table-cell>
          <table:table-cell table:style-name="Table16.A1" office:value-type="string">
            <text:p text:style-name="Table_20_Contents">4</text:p>
          </table:table-cell>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9</text:p>
          </table:table-cell>
        </table:table-row>
      </table:table>
      <text:list text:style-name="L70">
        <text:list-item>
          <text:p text:style-name="P76">Council of the Federation</text:p>
        </text:list-item>
        <text:list-item>
          <text:p text:style-name="P76">State Duma</text:p>
        </text:list-item>
        <text:list-item>
          <text:p text:style-name="P76">President of Russia</text:p>
        </text:list-item>
        <text:list-item>
          <text:p text:style-name="P76">Government of Russia</text:p>
        </text:list-item>
        <text:list-item>
          <text:p text:style-name="P76">Regional administration</text:p>
        </text:list-item>
        <text:list-item>
          <text:p text:style-name="P76">Municipal, village administration</text:p>
        </text:list-item>
        <text:list-item>
          <text:p text:style-name="P76">Russian orthodox church</text:p>
        </text:list-item>
        <text:list-item>
          <text:p text:style-name="P76">Army</text:p>
        </text:list-item>
        <text:list-item>
          <text:p text:style-name="P76">Courts 10.Police 11.Trade unions 12.Television 13.Newspapers 14.Banks 15.Entrepreneurs</text:p>
        </text:list-item>
        <text:list-item>
          <text:p text:style-name="P76">Your sources of information in internet</text:p>
        </text:list-item>
      </text:list>
      <text:h text:style-name="Heading_20_2" text:outline-level="2">How often you think that people would try to take advantage of you if they got the chance, and how often they try to be fair?</text:h>
      <text:list text:style-name="L71">
        <text:list-item>
          <text:p text:style-name="P77">Try to take advantage almost all of the time</text:p>
        </text:list-item>
        <text:list-item>
          <text:p text:style-name="P77">Try to take advantage most of the time</text:p>
        </text:list-item>
        <text:list-item>
          <text:p text:style-name="P77">Try to be fair most of the time</text:p>
        </text:list-item>
        <text:list-item>
          <text:p text:style-name="P77">Try to be fair almost all of the time</text:p>
        </text:list-item>
        <text:list-item>
          <text:p text:style-name="P77">Can’t choose</text:p>
        </text:list-item>
      </text:list>
      <text:h text:style-name="Heading_20_2" text:outline-level="2">Generally speaking, would you say that people can be trusted or distrusted?</text:h>
      <text:list text:style-name="L72">
        <text:list-item>
          <text:p text:style-name="P78">People can always be trusted</text:p>
        </text:list-item>
        <text:list-item>
          <text:p text:style-name="P78">Most people can be trusted most of the time</text:p>
        </text:list-item>
        <text:list-item>
          <text:p text:style-name="P78">Some can be trusted, some cannot</text:p>
        </text:list-item>
        <text:list-item>
          <text:p text:style-name="P78">Most of the people cannot be trusted</text:p>
        </text:list-item>
        <text:list-item>
          <text:p text:style-name="P78">You can't trust people</text:p>
        </text:list-item>
        <text:list-item>
          <text:p text:style-name="P78">Can’t choose</text:p>
        </text:list-item>
      </text:list>
      <text:h text:style-name="Heading_20_2" text:outline-level="2">In general, how satisfied You are in</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satisfied</text:p>
            </table:table-cell>
            <table:table-cell table:style-name="Table17.A1" office:value-type="string">
              <text:p text:style-name="Table_20_Heading">satisfied</text:p>
            </table:table-cell>
            <table:table-cell table:style-name="Table17.A1" office:value-type="string">
              <text:p text:style-name="Table_20_Heading">Not satisfied nor unsatisfied</text:p>
            </table:table-cell>
            <table:table-cell table:style-name="Table17.A1" office:value-type="string">
              <text:p text:style-name="Table_20_Heading">unsatisfied</text:p>
            </table:table-cell>
            <table:table-cell table:style-name="Table17.A1" office:value-type="string">
              <text:p text:style-name="Table_20_Heading">Completely unsatisfied</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73">
        <text:list-item>
          <text:p text:style-name="P79">the health care?</text:p>
        </text:list-item>
        <text:list-item>
          <text:p text:style-name="P79">educational system ?</text:p>
        </text:list-item>
        <text:list-item>
          <text:p text:style-name="P79">the way in which the government takes care of its duties?</text:p>
        </text:list-item>
        <text:list-item>
          <text:p text:style-name="P79">the way in which the Duma takes care of its duties?</text:p>
        </text:list-item>
        <text:list-item>
          <text:p text:style-name="P79">the way in which the President takes care of its duties?</text:p>
        </text:list-item>
        <text:list-item>
          <text:p text:style-name="P79">how politicians functions in Russia?</text:p>
        </text:list-item>
      </text:list>
      <text:h text:style-name="Heading_20_2" text:outline-level="2">Do you agree or disagree with following statements? (Scale 1-5 + 9)</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74">
        <text:list-item>
          <text:p text:style-name="P80">Income differences are too large in this country</text:p>
        </text:list-item>
        <text:list-item>
          <text:p text:style-name="P80">The government should provide decent standard of living for unemployed</text:p>
        </text:list-item>
        <text:list-item>
          <text:p text:style-name="P80">The government should spend less on benefits for the poor</text:p>
        </text:list-item>
        <text:list-item>
          <text:p text:style-name="P80">People should take more care of themselves</text:p>
        </text:list-item>
        <text:list-item>
          <text:p text:style-name="P80">People like me cannot influence what the government does</text:p>
        </text:list-item>
        <text:list-item>
          <text:p text:style-name="P80">Business should have more influence on how things are developing in society</text:p>
        </text:list-item>
        <text:list-item>
          <text:p text:style-name="P80">Interesting job is more important than money</text:p>
        </text:list-item>
        <text:list-item>
          <text:p text:style-name="P80">Country can only develope if it has good institutions like just courts and honest police and so on</text:p>
        </text:list-item>
        <text:list-item>
          <text:p text:style-name="P80">A few strong leaders can do more for the country than all laws and demonstrations</text:p>
        </text:list-item>
        <text:list-item>
          <text:p text:style-name="P80">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3">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ompletely agree</text:p>
            </table:table-cell>
            <table:table-cell table:style-name="Table19.A1" office:value-type="string">
              <text:p text:style-name="Table_20_Heading">Agree</text:p>
            </table:table-cell>
            <table:table-cell table:style-name="Table19.A1" office:value-type="string">
              <text:p text:style-name="Table_20_Heading">Not agree nor disagree</text:p>
            </table:table-cell>
            <table:table-cell table:style-name="Table19.A1" office:value-type="string">
              <text:p text:style-name="Table_20_Heading">Disagree</text:p>
            </table:table-cell>
            <table:table-cell table:style-name="Table19.A1" office:value-type="string">
              <text:p text:style-name="Table_20_Heading">Completely disagree</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9</text:p>
          </table:table-cell>
        </table:table-row>
      </table:table>
      <text:list text:style-name="L75">
        <text:list-item>
          <text:p text:style-name="P81">Because they have been unlucky</text:p>
        </text:list-item>
        <text:list-item>
          <text:p text:style-name="P81">Because of laziness and lack of willpower</text:p>
        </text:list-item>
        <text:list-item>
          <text:p text:style-name="P81">Because of injustice in our society</text:p>
        </text:list-item>
        <text:list-item>
          <text:p text:style-name="P81">It is an inevitable part of modern life</text:p>
        </text:list-item>
      </text:list>
      <text:h text:style-name="Heading_20_1" text:outline-level="1">Values and convictions</text:h>
      <text:h text:style-name="Heading_20_2" text:outline-level="2">Are you a believer?</text:h>
      <text:list text:style-name="L76">
        <text:list-item>
          <text:p text:style-name="P82">Yes</text:p>
        </text:list-item>
        <text:list-item>
          <text:p text:style-name="P82">No</text:p>
        </text:list-item>
      </text:list>
      <text:h text:style-name="Heading_20_2" text:outline-level="2">To which confession do you belong?</text:h>
      <text:list text:style-name="L77">
        <text:list-item>
          <text:p text:style-name="P83">Orthodox</text:p>
        </text:list-item>
        <text:list-item>
          <text:p text:style-name="P83">Islam</text:p>
        </text:list-item>
        <text:list-item>
          <text:p text:style-name="P83">Protestantism</text:p>
        </text:list-item>
        <text:list-item>
          <text:p text:style-name="P83">Catholism</text:p>
        </text:list-item>
        <text:list-item>
          <text:p text:style-name="P83">Baptism</text:p>
        </text:list-item>
        <text:list-item>
          <text:p text:style-name="P83">Jewish<text:line-break/></text:p>
        </text:list-item>
        <text:list-item>
          <text:p text:style-name="P83">Buddism<text:line-break/></text:p>
        </text:list-item>
        <text:list-item>
          <text:p text:style-name="P83">Krishanism</text:p>
        </text:list-item>
        <text:list-item>
          <text:p text:style-name="P83">I believe in God but do not identify as a specific religion<text:line-break/></text:p>
        </text:list-item>
        <text:list-item>
          <text:p text:style-name="P83">Other</text:p>
        </text:list-item>
        <text:list-item>
          <text:p text:style-name="P83">Don’t know</text:p>
        </text:list-item>
      </text:list>
      <text:h text:style-name="Heading_20_2" text:outline-level="2">Which group or groups do you feel like you belong to? (Valdai Groupin Identiteetti-kyselyn kysymys)</text:h>
      <text:list text:style-name="L78">
        <text:list-item>
          <text:p text:style-name="P84">Middle class</text:p>
        </text:list-item>
        <text:list-item>
          <text:p text:style-name="P84">Pensioners</text:p>
        </text:list-item>
        <text:list-item>
          <text:p text:style-name="P84">Russians</text:p>
        </text:list-item>
        <text:list-item>
          <text:p text:style-name="P84">Christians or Orthodox Christians</text:p>
        </text:list-item>
        <text:list-item>
          <text:p text:style-name="P84">Russian citizen</text:p>
        </text:list-item>
        <text:list-item>
          <text:p text:style-name="P84">Working people</text:p>
        </text:list-item>
        <text:list-item>
          <text:p text:style-name="P84">Intelligentsija</text:p>
        </text:list-item>
        <text:list-item>
          <text:p text:style-name="P84">Resident of big city</text:p>
        </text:list-item>
        <text:list-item>
          <text:p text:style-name="P84">Rural dveller</text:p>
        </text:list-item>
        <text:list-item>
          <text:p text:style-name="P84">Professional, specialists</text:p>
        </text:list-item>
        <text:list-item>
          <text:p text:style-name="P84">European</text:p>
        </text:list-item>
        <text:list-item>
          <text:p text:style-name="P84">Liberal</text:p>
        </text:list-item>
        <text:list-item>
          <text:p text:style-name="P84">Other</text:p>
        </text:list-item>
        <text:list-item>
          <text:p text:style-name="P84">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itizens</text:p>
            </table:table-cell>
            <table:table-cell table:style-name="Table20.A1" office:value-type="string">
              <text:p text:style-name="Table_20_Heading">Private companies</text:p>
            </table:table-cell>
            <table:table-cell table:style-name="Table20.A1" office:value-type="string">
              <text:p text:style-name="Table_20_Heading">Local authorities</text:p>
            </table:table-cell>
            <table:table-cell table:style-name="Table20.A1" office:value-type="string">
              <text:p text:style-name="Table_20_Heading">Regional authorities</text:p>
            </table:table-cell>
            <table:table-cell table:style-name="Table20.A1" office:value-type="string">
              <text:p text:style-name="Table_20_Heading">State, federal power</text:p>
            </table:table-cell>
            <table:table-cell table:style-name="Table20.A1" office:value-type="string">
              <text:p text:style-name="Table_20_Heading">NGO</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row>
      </table:table>
      <text:list text:style-name="L79">
        <text:list-item>
          <text:p text:style-name="P85">Taking care of children</text:p>
        </text:list-item>
        <text:list-item>
          <text:p text:style-name="P85">Taking care of the elderly</text:p>
        </text:list-item>
        <text:list-item>
          <text:p text:style-name="P85">Taking care of people with disabilities</text:p>
        </text:list-item>
        <text:list-item>
          <text:p text:style-name="P85">Taking care of orphans</text:p>
        </text:list-item>
        <text:list-item>
          <text:p text:style-name="P85">Communal services</text:p>
        </text:list-item>
        <text:list-item>
          <text:p text:style-name="P85">Leisure institutions</text:p>
        </text:list-item>
        <text:list-item>
          <text:p text:style-name="P85">Medical care</text:p>
        </text:list-item>
        <text:list-item>
          <text:p text:style-name="P85">Schools</text:p>
        </text:list-item>
        <text:list-item>
          <text:p text:style-name="P8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0">
        <text:list-item>
          <text:p text:style-name="P86">Rich parents</text:p>
        </text:list-item>
        <text:list-item>
          <text:p text:style-name="P86">Relatives in managerial positions</text:p>
        </text:list-item>
        <text:list-item>
          <text:p text:style-name="P86">Good education</text:p>
        </text:list-item>
        <text:list-item>
          <text:p text:style-name="P86">Useful connections</text:p>
        </text:list-item>
        <text:list-item>
          <text:p text:style-name="P86">Hard work</text:p>
        </text:list-item>
        <text:list-item>
          <text:p text:style-name="P86">Persistence in achieving one’s goals</text:p>
        </text:list-item>
        <text:list-item>
          <text:p text:style-name="P86">Ability to take risks</text:p>
        </text:list-item>
        <text:list-item>
          <text:p text:style-name="P86">Ambition, ability to set lofty goals</text:p>
        </text:list-item>
        <text:list-item>
          <text:p text:style-name="P86">Gift of intellect</text:p>
        </text:list-item>
        <text:list-item>
          <text:p text:style-name="P86">Living in a capital</text:p>
        </text:list-item>
        <text:list-item>
          <text:p text:style-name="P86">Connections abroad</text:p>
        </text:list-item>
        <text:list-item>
          <text:p text:style-name="P86">Charm, communicative skills</text:p>
        </text:list-item>
        <text:list-item>
          <text:p text:style-name="P86">Correct political views</text:p>
        </text:list-item>
        <text:list-item>
          <text:p text:style-name="P86">Right ethnic background</text:p>
        </text:list-item>
        <text:list-item>
          <text:p text:style-name="P86">Honesty</text:p>
        </text:list-item>
        <text:list-item>
          <text:p text:style-name="P86">Law abidance</text:p>
        </text:list-item>
        <text:list-item>
          <text:p text:style-name="P86">Independence</text:p>
        </text:list-item>
        <text:list-item>
          <text:p text:style-name="P86">Luck</text:p>
        </text:list-item>
      </text:list>
      <text:h text:style-name="Heading_20_2" text:outline-level="2">Evaluate how important are these qualities for advancement in contemporary Russian society.</text:h>
      <text:p text:style-name="First_20_paragraph"><text:span text:style-name="T305">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important</text:p>
            </table:table-cell>
            <table:table-cell table:style-name="Table22.A1" office:value-type="string">
              <text:p text:style-name="Table_20_Heading">Important</text:p>
            </table:table-cell>
            <table:table-cell table:style-name="Table22.A1" office:value-type="string">
              <text:p text:style-name="Table_20_Heading">Not important nor unimportant</text:p>
            </table:table-cell>
            <table:table-cell table:style-name="Table22.A1" office:value-type="string">
              <text:p text:style-name="Table_20_Heading">unimportant</text:p>
            </table:table-cell>
            <table:table-cell table:style-name="Table22.A1" office:value-type="string">
              <text:p text:style-name="Table_20_Heading">Completely unimportant</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1">
        <text:list-item>
          <text:p text:style-name="P87">Rich parents</text:p>
        </text:list-item>
        <text:list-item>
          <text:p text:style-name="P87">Relatives in managerial positions</text:p>
        </text:list-item>
        <text:list-item>
          <text:p text:style-name="P87">Good education</text:p>
        </text:list-item>
        <text:list-item>
          <text:p text:style-name="P87">Useful connections</text:p>
        </text:list-item>
        <text:list-item>
          <text:p text:style-name="P87">Hard work</text:p>
        </text:list-item>
        <text:list-item>
          <text:p text:style-name="P87">Persistence in achieving one’s goals</text:p>
        </text:list-item>
        <text:list-item>
          <text:p text:style-name="P87">Ability to take risks</text:p>
        </text:list-item>
        <text:list-item>
          <text:p text:style-name="P87">Ambition, ability to set lofty goals</text:p>
        </text:list-item>
        <text:list-item>
          <text:p text:style-name="P87">Gift of intellect</text:p>
        </text:list-item>
        <text:list-item>
          <text:p text:style-name="P87">Living in a capital</text:p>
        </text:list-item>
        <text:list-item>
          <text:p text:style-name="P87">Connections abroad</text:p>
        </text:list-item>
        <text:list-item>
          <text:p text:style-name="P87">Charm, communicative skills</text:p>
        </text:list-item>
        <text:list-item>
          <text:p text:style-name="P87">Correct political views</text:p>
        </text:list-item>
        <text:list-item>
          <text:p text:style-name="P87">Right ethnic background</text:p>
        </text:list-item>
        <text:list-item>
          <text:p text:style-name="P87">Honesty</text:p>
        </text:list-item>
        <text:list-item>
          <text:p text:style-name="P87">Law abidance</text:p>
        </text:list-item>
        <text:list-item>
          <text:p text:style-name="P87">Independence</text:p>
        </text:list-item>
        <text:list-item>
          <text:p text:style-name="P87">Luck</text:p>
        </text:list-item>
      </text:list>
      <text:h text:style-name="Heading_20_2" text:outline-level="2">To which ethnicity do you refer yourself?</text:h>
      <text:list text:style-name="L82">
        <text:list-item>
          <text:p text:style-name="P88">Russian</text:p>
        </text:list-item>
        <text:list-item>
          <text:p text:style-name="P88">Ukrainian</text:p>
        </text:list-item>
        <text:list-item>
          <text:p text:style-name="P88">Tatar</text:p>
        </text:list-item>
        <text:list-item>
          <text:p text:style-name="P88">Chuvash</text:p>
        </text:list-item>
        <text:list-item>
          <text:p text:style-name="P88">Belorussian</text:p>
        </text:list-item>
        <text:list-item>
          <text:p text:style-name="P88">Jewish</text:p>
        </text:list-item>
        <text:list-item>
          <text:p text:style-name="P88">Other, specify which _______________________</text:p>
        </text:list-item>
        <text:list-item>
          <text:p text:style-name="P88">Hard to say</text:p>
        </text:list-item>
      </text:list>
      <text:h text:style-name="Heading_20_2" text:outline-level="2">How acute conflicts do you see between these dimensions?</text:h>
      <text:p text:style-name="First_20_paragraph"><text:span text:style-name="T306">Scale:</text:span> !!! TSEKAA SKAAALAA Ja SANOITU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serious</text:p>
            </table:table-cell>
            <table:table-cell table:style-name="Table23.A1" office:value-type="string">
              <text:p text:style-name="Table_20_Heading">serious</text:p>
            </table:table-cell>
            <table:table-cell table:style-name="Table23.A1" office:value-type="string">
              <text:p text:style-name="Table_20_Heading">Not serious nor less serious</text:p>
            </table:table-cell>
            <table:table-cell table:style-name="Table23.A1" office:value-type="string">
              <text:p text:style-name="Table_20_Heading">less serious</text:p>
            </table:table-cell>
            <table:table-cell table:style-name="Table23.A1" office:value-type="string">
              <text:p text:style-name="Table_20_Heading">Completely less serious</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3">
        <text:list-item>
          <text:p text:style-name="P89">Income</text:p>
        </text:list-item>
        <text:list-item>
          <text:p text:style-name="P89">Generation (Old-young)</text:p>
        </text:list-item>
        <text:list-item>
          <text:p text:style-name="P89">Culture (Tradition-modern)</text:p>
        </text:list-item>
        <text:list-item>
          <text:p text:style-name="P89">Social class (Workers-Bourgeoisie)</text:p>
        </text:list-item>
        <text:list-item>
          <text:p text:style-name="P89">Ethnicity (Russians-others)</text:p>
        </text:list-item>
        <text:list-item>
          <text:p text:style-name="P89">Religion (Orthodox-others)</text:p>
        </text:list-item>
        <text:list-item>
          <text:p text:style-name="P89">Place of residence (Cities-countryside)</text:p>
        </text:list-item>
        <text:list-item>
          <text:p text:style-name="P89">Ideology (Left-Right)</text:p>
        </text:list-item>
        <text:list-item>
          <text:p text:style-name="P89">Region (Moscow-Siberia)</text:p>
        </text:list-item>
      </text:list>
      <text:h text:style-name="Heading_20_2" text:outline-level="2">How proud you are of? (scale= 1-5 +9)</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proud</text:p>
            </table:table-cell>
            <table:table-cell table:style-name="Table24.A1" office:value-type="string">
              <text:p text:style-name="Table_20_Heading">proud</text:p>
            </table:table-cell>
            <table:table-cell table:style-name="Table24.A1" office:value-type="string">
              <text:p text:style-name="Table_20_Heading">moderately proud</text:p>
            </table:table-cell>
            <table:table-cell table:style-name="Table24.A1" office:value-type="string">
              <text:p text:style-name="Table_20_Heading">somewhat proud</text:p>
            </table:table-cell>
            <table:table-cell table:style-name="Table24.A1" office:value-type="string">
              <text:p text:style-name="Table_20_Heading">Not proud</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4</text:p>
          </table:table-cell>
          <table:table-cell table:style-name="Table24.A1" office:value-type="string">
            <text:p text:style-name="Table_20_Contents">3</text:p>
          </table:table-cell>
          <table:table-cell table:style-name="Table24.A1" office:value-type="string">
            <text:p text:style-name="Table_20_Contents">2</text:p>
          </table:table-cell>
          <table:table-cell table:style-name="Table24.A1" office:value-type="string">
            <text:p text:style-name="Table_20_Contents">1</text:p>
          </table:table-cell>
          <table:table-cell table:style-name="Table24.A1" office:value-type="string">
            <text:p text:style-name="Table_20_Contents">0</text:p>
          </table:table-cell>
          <table:table-cell table:style-name="Table24.A1" office:value-type="string">
            <text:p text:style-name="Table_20_Contents">9</text:p>
          </table:table-cell>
        </table:table-row>
      </table:table>
      <text:list text:style-name="L84">
        <text:list-item>
          <text:p text:style-name="P90">Current state of democracy in Russia</text:p>
        </text:list-item>
        <text:list-item>
          <text:p text:style-name="P90">Russia’ political influence in the world affairs</text:p>
        </text:list-item>
        <text:list-item>
          <text:p text:style-name="P90">Russia’s economic achievements</text:p>
        </text:list-item>
        <text:list-item>
          <text:p text:style-name="P90">Population’s social security</text:p>
        </text:list-item>
        <text:list-item>
          <text:p text:style-name="P90">Fairness and equal rights for all social groups in Russia</text:p>
        </text:list-item>
        <text:list-item>
          <text:p text:style-name="P90">Russia’s scientific and technical achievements</text:p>
        </text:list-item>
        <text:list-item>
          <text:p text:style-name="P90">Russia’s sports achievements</text:p>
        </text:list-item>
        <text:list-item>
          <text:p text:style-name="P90">Russia’s achievements in literature and art</text:p>
        </text:list-item>
        <text:list-item>
          <text:p text:style-name="P90">Russian war victories</text:p>
        </text:list-item>
        <text:list-item>
          <text:p text:style-name="P90">Russian history</text:p>
        </text:list-item>
        <text:list-item>
          <text:p text:style-name="P90">Russian territory</text:p>
        </text:list-item>
        <text:list-item>
          <text:p text:style-name="P90">Russian nature</text:p>
        </text:list-item>
      </text:list>
      <text:h text:style-name="Heading_20_2" text:outline-level="2">Which type of state you would like to see Russia?</text:h>
      <text:list text:style-name="L85">
        <text:list-item>
          <text:p text:style-name="P91">Socialist state like the USSR</text:p>
        </text:list-item>
        <text:list-item>
          <text:p text:style-name="P91">Country with developed welfare state like Finland or Sweden</text:p>
        </text:list-item>
        <text:list-item>
          <text:p text:style-name="P91">Country with liberal economy and developed democracy as Great Britain</text:p>
        </text:list-item>
        <text:list-item>
          <text:p text:style-name="P91">Country like China with rapic economic growth and strict control of society</text:p>
        </text:list-item>
        <text:list-item>
          <text:p text:style-name="P91">Difficult to answer</text:p>
        </text:list-item>
      </text:list>
      <text:h text:style-name="Heading_20_1" text:outline-level="1">Personal data</text:h>
      <text:h text:style-name="Heading_20_2" text:outline-level="2">What year were you born in?</text:h>
      <text:list text:style-name="L86">
        <text:list-item>
          <text:p text:style-name="P92">____ year</text:p>
        </text:list-item>
      </text:list>
      <text:h text:style-name="Heading_20_2" text:outline-level="2">How long have you been living here in this city, town, village?</text:h>
      <text:list text:style-name="L87">
        <text:list-item>
          <text:p text:style-name="P93">All my life</text:p>
        </text:list-item>
        <text:list-item>
          <text:p text:style-name="P93">More than 15 years</text:p>
        </text:list-item>
        <text:list-item>
          <text:p text:style-name="P93">About 10-15 years</text:p>
        </text:list-item>
        <text:list-item>
          <text:p text:style-name="P93">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8">
        <text:list-item>
          <text:p text:style-name="P94">________________________________ 1 2 3 4</text:p>
        </text:list-item>
        <text:list-item>
          <text:p text:style-name="P94">________________________________ 1 2 3 4</text:p>
        </text:list-item>
        <text:list-item>
          <text:p text:style-name="P94">________________________________ 1 2 3 4</text:p>
        </text:list-item>
        <text:list-item>
          <text:p text:style-name="P94">________________________________ 1 2 3 4</text:p>
        </text:list-item>
      </text:list>
      <text:h text:style-name="Heading_20_2" text:outline-level="2">Respondent’s sex</text:h>
      <text:list text:style-name="L89">
        <text:list-item>
          <text:p text:style-name="P95">Male 1</text:p>
        </text:list-item>
        <text:list-item>
          <text:p text:style-name="P95">Female 2</text:p>
        </text:list-item>
      </text:list>
      <text:h text:style-name="Heading_20_2" text:outline-level="2">Type of settlement where interview was held</text:h>
      <text:list text:style-name="L90">
        <text:list-item>
          <text:p text:style-name="P96">Moscow 1</text:p>
        </text:list-item>
        <text:list-item>
          <text:p text:style-name="P96">S.Petersburg 2</text:p>
        </text:list-item>
        <text:list-item>
          <text:p text:style-name="P96">City with the population of one million or more 3</text:p>
        </text:list-item>
        <text:list-item>
          <text:p text:style-name="P96">City with the population from 500 o 999 thousand 4</text:p>
        </text:list-item>
        <text:list-item>
          <text:p text:style-name="P96">City with the population from 100 to 499 thousand 5</text:p>
        </text:list-item>
        <text:list-item>
          <text:p text:style-name="P96">Town with the population from 50 to 99 thousand 6</text:p>
        </text:list-item>
        <text:list-item>
          <text:p text:style-name="P96">Town with the population from 10 to 49 thousand 7</text:p>
        </text:list-item>
        <text:list-item>
          <text:p text:style-name="P96">Small urban type settlement 8</text:p>
        </text:list-item>
        <text:list-item>
          <text:p text:style-name="P96">Big village, no fewer than 100 families 9</text:p>
        </text:list-item>
        <text:list-item>
          <text:p text:style-name="P96">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